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7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384cm" svg:height="3.063cm" svg:x="1.778cm" svg:y="0.747cm">
          <draw:text-box>
            <text:p text:style-name="P1"><text:span text:style-name="T1">Holy Gospel</text:span></text:p>
            <text:p text:style-name="P1"><text:span text:style-name="T2">Matthew 25:1–1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384cm" svg:height="6.604cm" svg:x="2.032cm" svg:y="1.016cm">
          <draw:text-box>
            <text:p text:style-name="P4"><text:span text:style-name="T3">1</text:span><text:span text:style-name="T4">“Then the kingdom of heaven will be like ten virgins who took their lamps and went to meet the bridegroom. </text:span><text:span text:style-name="T3">2</text:span><text:span text:style-name="T4">Five of them were foolish, and five were w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4.384cm" svg:height="4.972cm" svg:x="1.778cm" svg:y="0.87cm">
          <draw:text-box>
            <text:p text:style-name="P4"><text:span text:style-name="T3">3</text:span><text:span text:style-name="T4">For when the foolish took their lamps, they took no oil with them, </text:span><text:span text:style-name="T3">4</text:span><text:span text:style-name="T4">but the wise took flasks of oil with their lamp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5" draw:layer="layout" svg:width="24.384cm" svg:height="6.35cm" svg:x="1.778cm" svg:y="1.016cm">
          <draw:text-box>
            <text:p text:style-name="P4"><text:span text:style-name="T3">5</text:span><text:span text:style-name="T4">As the bridegroom was delayed, they all became drowsy and slept. </text:span><text:span text:style-name="T3">6</text:span><text:span text:style-name="T4">But at midnight there was a cry, ‘Here is the bridegroom! Come out to meet him.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5" draw:layer="layout" svg:width="24.892cm" svg:height="6.263cm" svg:x="1.524cm" svg:y="1.016cm">
          <draw:text-box>
            <text:p text:style-name="P4"><text:span text:style-name="T3">7</text:span><text:span text:style-name="T4">Then all those virgins rose and trimmed their lamps. </text:span><text:span text:style-name="T3">8</text:span><text:span text:style-name="T4">And the foolish said to the wise, ‘Give us some of your oil, for our lamps are going out.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5" draw:layer="layout" svg:width="24.638cm" svg:height="4.76cm" svg:x="1.778cm" svg:y="0.828cm">
          <draw:text-box>
            <text:p text:style-name="P4"><text:span text:style-name="T3">9</text:span><text:span text:style-name="T4">But the wise answered, saying, ‘Since there will not be enough for us and for you, go rather to the dealers and buy for yourselves.’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6" draw:text-style-name="P6" draw:layer="layout" svg:width="24.638cm" svg:height="6.263cm" svg:x="1.548cm" svg:y="0.832cm">
          <draw:text-box>
            <text:p text:style-name="P4"><text:span text:style-name="T3">10</text:span><text:span text:style-name="T4">And while they were going to buy, the bride-groom came, and those who were ready went in with him to the marriage feast, and the door was shu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8" draw:text-style-name="P6" draw:layer="layout" svg:width="24.638cm" svg:height="8.382cm" svg:x="1.548cm" svg:y="0.832cm">
          <draw:text-box>
            <text:p text:style-name="P4"><text:span text:style-name="T3">11</text:span><text:span text:style-name="T4">Afterward the other virgins came also, saying, ‘Lord, lord, open to us.’ </text:span></text:p>
            <text:p text:style-name="P4"><text:span text:style-name="T3">12</text:span><text:span text:style-name="T4">But he answered, ‘Truly, I say to you, I do not know you.’ </text:span><text:span text:style-name="T3">13</text:span><text:span text:style-name="T4">Watch therefore, for you know neither the day nor the hou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3:14:45.099000000</meta:creation-date>
    <dc:title>Hymn template</dc:title>
    <meta:editing-duration>PT14M8S</meta:editing-duration>
    <meta:editing-cycles>7</meta:editing-cycles>
    <meta:generator>LibreOffice/5.4.2.2$Windows_X86_64 LibreOffice_project/22b09f6418e8c2d508a9eaf86b2399209b0990f4</meta:generator>
    <meta:initial-creator>Arthur Hoch</meta:initial-creator>
    <dc:date>2017-11-09T22:50:17.127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4-11-05T13:14:44.771000000"/>
  </office:meta>
</office:document-meta>
</file>